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text-properties style:font-name="Times New Roman" fo:font-size="12.0pt" fo:background-color="#ffff66"/>
    </style:style>
    <style:style style:name="P3" style:family="paragraph" style:parent-style-name="Standard">
      <style:text-properties style:font-name="Times New Roman" fo:font-size="12.0pt" fo:background-color="#21ff06"/>
    </style:style>
    <style:style style:name="P4" style:family="paragraph" style:parent-style-name="Standard">
      <style:text-properties style:font-name="Times New Roman" fo:font-size="12.0pt" fo:background-color="#ffff99"/>
    </style:style>
    <style:style style:name="T1" style:family="text">
      <style:text-properties fo:background-color="#33ff99"/>
    </style:style>
    <style:style style:name="T2" style:family="text">
      <style:text-properties fo:background-color="transparent"/>
    </style:style>
    <style:style style:name="T3" style:family="text">
      <style:text-properties fo:background-color="#ffff99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onoscenza di sistemi Linux, in particolar modo <text:span text:style-name="T1">RHEL e CentOS</text:span></text:p>
      <text:p text:style-name="P1"/>
      <text:p text:style-name="P1">Conoscenza di virtualizzazione tramite <text:span text:style-name="T1">KVM e/o VMWare ESX</text:span></text:p>
      <text:p text:style-name="P1"/>
      <text:p text:style-name="P2"><text:span text:style-name="T2">Conoscenza di linguaggi di s</text:span>cripting (preferenza bash) BASE</text:p>
      <text:p text:style-name="P1"/>
      <text:p text:style-name="P2">e di python è tanto che non lo uso</text:p>
      <text:p text:style-name="P1"/>
      <text:p text:style-name="P2"><text:s/>e SQL <text:s/>base </text:p>
      <text:p text:style-name="P1"/>
      <text:p text:style-name="P1">Conoscenza dei slstema di IT Automation <text:span text:style-name="T1">Ansible</text:span>, eventualmente puppet/chef</text:p>
      <text:p text:style-name="P1"/>
      <text:p text:style-name="P1">Conoscenza almeno di livello intermedio di networking: <text:span text:style-name="T3">switching</text:span>, <text:span text:style-name="T1">VLAN</text:span>, <text:span text:style-name="T1">firewall (iptables</text:span>, <text:span text:style-name="T1">firewalld</text:span>) <text:span text:style-name="T3">setup VPN</text:span></text:p>
      <text:p text:style-name="P1"/>
      <text:p text:style-name="P1">Conoscenza di sistemi di monitoraggio come Zabbix e <text:span text:style-name="T1">Nagios</text:span></text:p>
      <text:p text:style-name="P1"/>
      <text:p text:style-name="P1"/>
      <text:p text:style-name="P1"/>
      <text:p text:style-name="P3">kubernetes</text:p>
      <text:p text:style-name="P4"/>
      <text:p text:style-name="P4">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